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number-columns-repeated="24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number-columns-repeated="24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number-columns-repeated="24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number-columns-repeated="24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number-columns-repeated="24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number-columns-repeated="24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number-columns-repeated="24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number-columns-repeated="24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number-columns-repeated="24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number-columns-repeated="24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number-columns-repeated="24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number-columns-repeated="24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number-columns-repeated="24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number-columns-repeated="24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number-columns-repeated="24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number-columns-repeated="24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number-columns-repeated="24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number-columns-repeated="24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number-columns-repeated="24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number-columns-repeated="24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number-columns-repeated="24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number-columns-repeated="24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number-columns-repeated="24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number-columns-repeated="24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number-columns-repeated="24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number-columns-repeated="24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number-columns-repeated="24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number-columns-repeated="24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number-columns-repeated="24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number-columns-repeated="24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number-columns-repeated="24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number-columns-repeated="24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number-columns-repeated="24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number-columns-repeated="24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number-columns-repeated="24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number-columns-repeated="24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number-columns-repeated="24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number-columns-repeated="24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number-columns-repeated="24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number-columns-repeated="24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number-columns-repeated="24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number-columns-repeated="24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number-columns-repeated="24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number-columns-repeated="24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number-columns-repeated="24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number-columns-repeated="24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number-columns-repeated="24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number-columns-repeated="24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number-columns-repeated="24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number-columns-repeated="24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number-columns-repeated="24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number-columns-repeated="24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number-columns-repeated="24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number-columns-repeated="24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number-columns-repeated="24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number-columns-repeated="24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number-columns-repeated="24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number-columns-repeated="24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number-columns-repeated="24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number-columns-repeated="24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number-columns-repeated="24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number-columns-repeated="24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number-columns-repeated="24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number-columns-repeated="24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number-columns-repeated="24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number-columns-repeated="24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number-columns-repeated="24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number-columns-repeated="24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number-columns-repeated="24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number-columns-repeated="24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number-columns-repeated="24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number-columns-repeated="24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number-columns-repeated="24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number-columns-repeated="24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number-columns-repeated="24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number-columns-repeated="24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number-columns-repeated="24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number-columns-repeated="24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number-columns-repeated="24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number-columns-repeated="24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number-columns-repeated="24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number-columns-repeated="24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number-columns-repeated="24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number-columns-repeated="24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number-columns-repeated="24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number-columns-repeated="24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number-columns-repeated="24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number-columns-repeated="24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style-name="Default" table:number-columns-repeated="4"/>
          <table:table-cell table:number-columns-repeated="20"/>
        </table:table-row>
        <table:table-row table:style-name="ro1" table:number-rows-repeated="45">
          <table:table-cell table:number-columns-repeated="4"/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6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.11.2024</text:date>, <text:time>13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27M39S</meta:editing-duration>
    <meta:editing-cycles>979</meta:editing-cycles>
    <meta:generator>OpenOffice/4.1.15$Win32 OpenOffice.org_project/4115m2$Build-9813</meta:generator>
    <dc:date>2024-11-14T13:09:09.62</dc:date>
    <dc:creator>Paweł Dimitriu</dc:creator>
    <meta:document-statistic meta:table-count="3" meta:cell-count="3296" meta:object-count="0"/>
    <meta:user-defined meta:name="Info 1"/>
    <meta:user-defined meta:name="Info 2"/>
    <meta:user-defined meta:name="Info 3"/>
    <meta:user-defined meta:name="Info 4"/>
  </office:meta>
</office:document-meta>
</file>